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0.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82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color="#666666"/>
    </style:style>
    <style:style style:name="ce1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color="#666666"/>
    </style:style>
    <style:style style:name="ce8" style:family="table-cell" style:parent-style-name="Default">
      <style:table-cell-properties fo:background-color="#333333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333333" style:text-align-source="fix" style:repeat-content="false" fo:wrap-option="no-wrap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3333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4" table:number-columns-repeated="1013" table:default-cell-style-name="ce1"/>
        <table:table-row table:style-name="ro1">
          <table:table-cell/>
          <table:table-cell table:formula="of:=SUM([.B3:.B199])" office:value-type="float" office:value="16" calcext:value-type="float">
            <text:p>16</text:p>
          </table:table-cell>
          <table:table-cell table:formula="of:=SUM([.C3:.C199])" office:value-type="float" office:value="9" calcext:value-type="float">
            <text:p>9</text:p>
          </table:table-cell>
          <table:table-cell table:formula="of:=SUM([.D3:.D199])" office:value-type="float" office:value="0" calcext:value-type="float">
            <text:p>0</text:p>
          </table:table-cell>
          <table:table-cell table:formula="of:=SUM([.E3:.E199])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e</text:p>
          </table:table-cell>
          <table:table-cell table:style-name="ce9" office:value-type="string" calcext:value-type="string">
            <text:p>Viewed</text:p>
          </table:table-cell>
          <table:table-cell table:style-name="ce9" office:value-type="string" calcext:value-type="string">
            <text:p>Mocked</text:p>
          </table:table-cell>
          <table:table-cell table:style-name="ce9" office:value-type="string" calcext:value-type="string">
            <text:p>Mocked r2</text:p>
          </table:table-cell>
          <table:table-cell table:style-name="ce9" office:value-type="string" calcext:value-type="string">
            <text:p>Follow-up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Freq</text:p>
          </table:table-cell>
          <table:table-cell table:style-name="ce9" table:number-columns-repeated="5"/>
          <table:table-cell table:style-name="ce5" table:number-columns-repeated="1012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1249" calcext:value-type="float">
            <text:p>12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x2) 不用stack怎么做 / 不用extra memory做(output string不算的话)</text:p>
          </table:table-cell>
          <table:table-cell/>
          <table:table-cell table:style-name="ce3"/>
          <table:table-cell table:number-columns-repeated="1014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x2) input 是两个file path (originalPath, changePath) 输出 最后的path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3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x2) <text:a xlink:href="https://leetcode.com/discuss/interview-question/568482/facebook-phone-merge-3-sorted-arrays" xlink:type="simple">https://leetcode.com/discuss/interview-question/568482/facebook-phone-merge-3-sorted-arrays</text:a></text:p>
          </table:table-cell>
          <table:table-cell office:value-type="string" calcext:value-type="string">
            <text:p>变形 k sorted array, 有重复, 结果要去重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408" calcext:value-type="float">
            <text:p>40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" calcext:value-type="float">
            <text:p>49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没有除法</text:p>
          </table:table-cell>
          <table:table-cell office:value-type="string" calcext:value-type="string">
            <text:p>Lc 772</text:p>
          </table:table-cell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5 + 680 + 121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同时返回左右两边的view</text:p>
          </table:table-cell>
          <table:table-cell office:value-type="string" calcext:value-type="string">
            <text:p>One pass看到左右两边的view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8"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5">
          <table:table-cell office:value-type="string" calcext:value-type="string">
            <text:p>199 + 314 = 9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用hash map之后sort了一下level key, 天竺大叔点了一下, 你sort key的话最糟糕是n log n, 能不能优化, 我就说记录一下lvl 的max和 min, 之后再按照level loop一下, 应该可以做到O(n)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011" calcext:value-type="float">
            <text:p>10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改成相邻元素可以一样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low up: how to detect invalid begin/end time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539" calcext:value-type="float">
            <text:p>15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1644" calcext:value-type="float">
            <text:p>1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table:style-name="ce8" office:value-type="float" office:value="1762" calcext:value-type="float">
            <text:p>17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(1) space</text:p>
          </table:table-cell>
          <table:table-cell office:value-type="string" calcext:value-type="string">
            <text:p>从尾到头删除第k个node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5 + 680 + 1216 + 131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只有小括号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只是返回count</text:p>
          </table:table-cell>
          <table:table-cell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table:number-columns-repeated="1014"/>
        </table:table-row>
        <table:table-row table:style-name="ro4">
          <table:table-cell table:number-columns-repeated="5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只能switch两个字母一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91" calcext:value-type="float">
            <text:p>9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3" calcext:value-type="float">
            <text:p>13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0" calcext:value-type="float">
            <text:p>140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不需要evic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57" calcext:value-type="float">
            <text:p>15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58" calcext:value-type="float">
            <text:p>15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63" calcext:value-type="float">
            <text:p>16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15" calcext:value-type="float">
            <text:p>21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20" calcext:value-type="float">
            <text:p>22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没有括号的版本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inplace</text:p>
          </table:table-cell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要求stack, no stack两种写法都要会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3" calcext:value-type="float">
            <text:p>26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6" calcext:value-type="float">
            <text:p>26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67" calcext:value-type="float">
            <text:p>26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286" calcext:value-type="float">
            <text:p>28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没说是consecutive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33" calcext:value-type="float">
            <text:p>33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46" calcext:value-type="float">
            <text:p>34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47" calcext:value-type="float">
            <text:p>34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380" calcext:value-type="float">
            <text:p>38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找最大的target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25" calcext:value-type="float">
            <text:p>42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26" calcext:value-type="float">
            <text:p>42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491" calcext:value-type="float">
            <text:p>49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03" calcext:value-type="float">
            <text:p>50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4">
          <table:table-cell table:style-name="ce6" office:value-type="string" calcext:value-type="string">
            <text:p>5 <text:s/>+ 516 + 131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16" calcext:value-type="float">
            <text:p>516</text:p>
          </table:table-cell>
          <table:table-cell table:style-name="ce10"/>
          <table:table-cell table:style-name="ce10" office:value-type="string" calcext:value-type="string">
            <text:p>可以改变顺序 (???)</text:p>
          </table:table-cell>
          <table:table-cell table:style-name="ce6"/>
          <table:table-cell table:style-name="ce10" table:number-columns-repeated="1015"/>
        </table:table-row>
        <table:table-row table:style-name="ro1">
          <table:table-cell table:number-columns-repeated="5"/>
          <table:table-cell office:value-type="float" office:value="523" calcext:value-type="float">
            <text:p>52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36" calcext:value-type="float">
            <text:p>536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43" calcext:value-type="float">
            <text:p>54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table:style-name="ce8" office:value-type="float" office:value="560" calcext:value-type="float">
            <text:p>560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567" calcext:value-type="float">
            <text:p>56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609" calcext:value-type="float">
            <text:p>60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layerwise maximum of binary tree</text:p>
          </table:table-cell>
          <table:table-cell table:style-name="ce3"/>
          <table:table-cell table:number-columns-repeated="1015"/>
        </table:table-row>
        <table:table-row table:style-name="ro4">
          <table:table-cell table:number-columns-repeated="5"/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没有要求值一样, 只用求最长的路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08" calcext:value-type="float">
            <text:p>70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21" calcext:value-type="float">
            <text:p>721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35" calcext:value-type="float">
            <text:p>735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742" calcext:value-type="float">
            <text:p>742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827" calcext:value-type="float">
            <text:p>827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839" calcext:value-type="float">
            <text:p>83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38" calcext:value-type="float">
            <text:p>93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973" calcext:value-type="float">
            <text:p>973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08" calcext:value-type="float">
            <text:p>1008</text:p>
          </table:table-cell>
          <table:table-cell table:number-columns-repeated="2"/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Facebook-phonevideo-find-chees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office:value-type="float" office:value="1047" calcext:value-type="float">
            <text:p>1047</text:p>
          </table:table-cell>
          <table:table-cell/>
          <table:table-cell office:value-type="string" calcext:value-type="string">
            <text:p>重复移除所有连续的duplicates(可以是&gt;= 2个duplicates), 直到不能再移除</text:p>
          </table:table-cell>
          <table:table-cell table:style-name="ce3"/>
          <table:table-cell table:number-columns-repeated="1015"/>
        </table:table-row>
        <table:table-row table:style-name="ro1">
          <table:table-cell table:number-columns-repeated="5"/>
          <table:table-cell office:value-type="float" office:value="1123" calcext:value-type="float">
            <text:p>112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float" office:value="1239" calcext:value-type="float">
            <text:p>123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329" calcext:value-type="float">
            <text:p>1329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428" calcext:value-type="float">
            <text:p>142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762" calcext:value-type="float">
            <text:p>176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891" calcext:value-type="float">
            <text:p>189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2193" calcext:value-type="float">
            <text:p>2193</text:p>
          </table:table-cell>
          <table:table-cell table:number-columns-repeated="1018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4">
          <table:table-cell office:value-type="string" calcext:value-type="string">
            <text:p>01树, 父母的值等于儿女的值的and, 给一个儿女的node, 要求将0变1, 1变0, 然后一直更新到root. </text:p>
          </table:table-cell>
          <table:table-cell table:number-columns-repeated="2"/>
          <table:table-cell office:value-type="string" calcext:value-type="string">
            <text:p><text:a xlink:href="https://leetcode.com/discuss/interview-question/169334/facebook-phone-screen-sorted-iterator" xlink:type="simple">https://leetcode.com/discuss/interview-question/169334/facebook-phone-screen-sorted-iterator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imum-number-of-overlapping-intervals</text:p>
          </table:table-cell>
          <table:table-cell table:number-columns-repeated="2"/>
          <table:table-cell office:value-type="string" calcext:value-type="string">
            <text:p><text:a xlink:href="https://www.geeksforgeeks.org/maximum-number-of-overlapping-intervals/" xlink:type="simple">https://www.geeksforgeeks.org/maximum-number-of-overlapping-intervals/</text:a>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L102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4:19:44.107800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20:45:38.332411298</meta:creation-date>
    <meta:generator>LibreOffice/6.4.7.2$Linux_X86_64 LibreOffice_project/40$Build-2</meta:generator>
    <dc:date>2022-04-08T20:57:03.425319232</dc:date>
    <meta:editing-duration>PT21H15M8S</meta:editing-duration>
    <meta:editing-cycles>76</meta:editing-cycles>
    <meta:document-statistic meta:table-count="2" meta:cell-count="211" meta:object-count="0"/>
  </office:meta>
</office:document-meta>
</file>